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 Console" fo:font-size="9pt" fo:font-weight="bold" style:font-name-asian="Lucida Console" style:font-size-asian="9pt" style:font-weight-asian="bold" style:font-name-complex="Lucida Console" style:font-size-complex="9pt" style:font-weight-complex="bold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1ca800" style:font-name="Lucida Console" fo:font-size="9pt" style:font-name-asian="Lucida Console" style:font-size-asian="9pt" style:font-name-complex="Lucida Console" style:font-size-complex="9pt"/>
    </style:style>
    <style:style style:name="P6" style:family="paragraph" style:parent-style-name="Standard" style:list-style-name="">
      <style:paragraph-properties style:text-autospace="none"/>
      <style:text-properties fo:color="#1ca800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7" style:family="paragraph" style:parent-style-name="Standard" style:list-style-name="">
      <style:paragraph-properties style:text-autospace="none"/>
      <style:text-properties fo:color="#00a89a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8" style:family="paragraph" style:parent-style-name="Standard" style:list-style-name="">
      <style:paragraph-properties style:text-autospace="none"/>
      <style:text-properties fo:color="#000000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T1" style:family="text">
      <style:text-properties fo:color="#1ca8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1ca800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T3" style:family="text">
      <style:text-properties fo:color="#b148c6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c0a000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fo:color="#00a89a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color="#00f0f0" style:font-name="Lucida Console" fo:font-size="9pt" style:font-name-asian="Lucida Console" style:font-size-asian="9pt" style:font-name-complex="Lucida Console" style:font-size-complex="9pt"/>
    </style:style>
    <style:style style:name="T8" style:family="text">
      <style:text-properties fo:color="#00f200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a21e29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status</text:p>
      <text:p text:style-name="P2">On branch master</text:p>
      <text:p text:style-name="P2"/>
      <text:p text:style-name="P2">No commits yet</text:p>
      <text:p text:style-name="P2"/>
      <text:p text:style-name="P2">Changes to be committed:</text:p>
      <text:p text:style-name="P2"><text:s text:c="2"/>(use "git rm --cached &lt;file&gt;..." to unstage)</text:p>
      <text:p text:style-name="P1"><text:span text:style-name="T6"><text:s text:c="8"/></text:span><text:span text:style-name="T1">new file: <text:s text:c="2"/>calculator.html</text:span></text:p>
      <text:p text:style-name="P1"><text:span text:style-name="T6"><text:s text:c="8"/></text:span><text:span text:style-name="T1">new file: <text:s text:c="2"/>coomited.odt</text:span></text:p>
      <text:p text:style-name="P1"><text:span text:style-name="T6"><text:s text:c="8"/></text:span><text:span text:style-name="T1">new file: <text:s text:c="2"/>gitscreenshot.odt</text:span></text:p>
      <text:p text:style-name="P1"><text:span text:style-name="T6"><text:s text:c="8"/></text:span><text:span text:style-name="T1">new file: <text:s text:c="2"/>staging and commit.png</text:span></text:p>
      <text:p text:style-name="P5"/>
      <text:p text:style-name="P5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commit -m "hey this is my first asignment on git"</text:p>
      <text:p text:style-name="P2">[master (root-commit) a49f70e] hey this is my first asignment on git</text:p>
      <text:p text:style-name="P2"><text:s/>Committer: Group046 &lt;Group046@infoway.com&gt;</text:p>
      <text:p text:style-name="P2">Your name and email address were configured automatically based</text:p>
      <text:p text:style-name="P2">on your username and hostname. Please check that they are accurate.</text:p>
      <text:p text:style-name="P2">You can suppress this message by setting them explicitly. Run the</text:p>
      <text:p text:style-name="P2">following command and follow the instructions in your editor to edit</text:p>
      <text:p text:style-name="P2">your configuration file:</text:p>
      <text:p text:style-name="P2"/>
      <text:p text:style-name="P2"><text:s text:c="4"/>git config --global --edit</text:p>
      <text:p text:style-name="P2"/>
      <text:p text:style-name="P2">After doing this, you may fix the identity used for this commit with:</text:p>
      <text:p text:style-name="P2"/>
      <text:p text:style-name="P2"><text:s text:c="4"/>git commit --amend --reset-author</text:p>
      <text:p text:style-name="P2"/>
      <text:p text:style-name="P2"><text:s/>4 files changed, 99 insertions(+)</text:p>
      <text:p text:style-name="P2"><text:s/>create mode 100644 calculator.html</text:p>
      <text:p text:style-name="P2"><text:s/>create mode 100644 coomited.odt</text:p>
      <text:p text:style-name="P2"><text:s/>create mode 100644 gitscreenshot.odt</text:p>
      <text:p text:style-name="P2"><text:s/>create mode 100644 staging and commit.png</text:p>
      <text:p text:style-name="P2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commit</text:p>
      <text:p text:style-name="P2">On branch master</text:p>
      <text:p text:style-name="P2">nothing to commit, working tree clean</text:p>
      <text:p text:style-name="P2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log</text:p>
      <text:p text:style-name="P1"><text:span text:style-name="T4">commit a49f70ef7f0680871f549f99b638d2a3bd2b8c0f (</text:span><text:span text:style-name="T7">HEAD -&gt; </text:span><text:span text:style-name="T8">master</text:span><text:span text:style-name="T4">)</text:span></text:p>
      <text:p text:style-name="P2">Author: Group046 &lt;Group046@infoway.com&gt;</text:p>
      <text:p text:style-name="P2">Date: <text:s text:c="2"/>Wed Nov 9 22:32:42 2022 -0800</text:p>
      <text:p text:style-name="P2"/>
      <text:p text:style-name="P2"><text:s text:c="4"/>hey this is my first asignment on git</text:p>
      <text:p text:style-name="P2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show ^[[200~</text:p>
      <text:p text:style-name="P2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~</text:p>
      <text:p text:style-name="P2">bash: /z/: Is a directory</text:p>
      <text:p text:style-name="P2"/>
      <text:p text:style-name="P1"><text:span text:style-name="T1">Group046@DESKTOP-2JTOUHT </text:span><text:span text:style-name="T3">MINGW64 </text:span><text:span text:style-name="T4">/c/Users/Group046/Desktop/calculatorgit</text:span><text:span text:style-name="T5"> (master)</text:span></text:p>
      <text:p text:style-name="P2">$ git show a49f70ef7f0680871f549f99b638d2a3bd2b8c0f</text:p>
      <text:p text:style-name="P1"><text:span text:style-name="T4">commit a49f70ef7f0680871f549f99b638d2a3bd2b8c0f (</text:span><text:span text:style-name="T7">HEAD -&gt; </text:span><text:span text:style-name="T8">master</text:span><text:span text:style-name="T4">)</text:span></text:p>
      <text:p text:style-name="P2">Author: Group046 &lt;Group046@infoway.com&gt;</text:p>
      <text:p text:style-name="P2">Date: <text:s text:c="2"/>Wed Nov 9 22:32:42 2022 -0800</text:p>
      <text:p text:style-name="P2"/>
      <text:p text:style-name="P2"><text:s text:c="4"/>hey this is my first asignment on git</text:p>
      <text:p text:style-name="P2"/>
      <text:p text:style-name="P3">diff --git a/calculator.html b/calculator.html</text:p>
      <text:p text:style-name="P3">new file mode 100644</text:p>
      <text:p text:style-name="P3">index 0000000..ecdc500</text:p>
      <text:p text:style-name="P3">--- /dev/null</text:p>
      <text:p text:style-name="P3">+++ b/calculator.html</text:p>
      <text:p text:style-name="P7">@@ -0,0 +1,99 @@</text:p>
      <text:p text:style-name="P6">+&lt;!DOCTYPE html&gt;</text:p>
      <text:p text:style-name="P6">+&lt;html lang = "en"&gt;</text:p>
      <text:p text:style-name="P6">+&lt;head&gt;</text:p>
      <text:p text:style-name="P6"><text:soft-page-break/>+&lt;title&gt; JavaScript Calculator &lt;/title&gt;</text:p>
      <text:p text:style-name="P6">+</text:p>
      <text:p text:style-name="P6">+&lt;style&gt;</text:p>
      <text:p text:style-name="P6">+h1 {</text:p>
      <text:p text:style-name="P6">+ <text:s text:c="3"/>text-align: center;</text:p>
      <text:p text:style-name="P6">+ <text:s text:c="3"/>padding: 23px;</text:p>
      <text:p text:style-name="P6">+ <text:s text:c="3"/>background-color: skyblue;</text:p>
      <text:p text:style-name="P6">+ <text:s text:c="3"/>color: white;</text:p>
      <text:p text:style-name="P6">+ <text:s text:c="3"/>}</text:p>
      <text:p text:style-name="P6">+</text:p>
      <text:p text:style-name="P6">+#clear{</text:p>
      <text:p text:style-name="P6">+width: 270px;</text:p>
      <text:p text:style-name="P6">+border: 3px solid gray;</text:p>
      <text:p text:style-name="P6">+ <text:s text:c="3"/>border-radius: 3px;</text:p>
      <text:p text:style-name="P6">+ <text:s text:c="3"/>padding: 20px;</text:p>
      <text:p text:style-name="P6">+ <text:s text:c="3"/>background-color: red;</text:p>
      <text:p text:style-name="P6">+}</text:p>
      <text:p text:style-name="P6">+</text:p>
      <text:p text:style-name="P6">+.formstyle</text:p>
      <text:p text:style-name="P6">+{</text:p>
      <text:p text:style-name="P6">+width: 300px;</text:p>
      <text:p text:style-name="P6">+height: 530px;</text:p>
      <text:p text:style-name="P6">+margin: auto;</text:p>
      <text:p text:style-name="P6">+border: 3px solid skyblue;</text:p>
      <text:p text:style-name="P6">+border-radius: 5px;</text:p>
      <text:p text:style-name="P6">+padding: 20px;</text:p>
      <text:p text:style-name="P6">+}</text:p>
      <text:p text:style-name="P6">+</text:p>
      <text:p text:style-name="P6">+</text:p>
      <text:p text:style-name="P6">+</text:p>
      <text:p text:style-name="P6">+input</text:p>
      <text:p text:style-name="P6">+{</text:p>
      <text:p text:style-name="P6">+width: 20px;</text:p>
      <text:p text:style-name="P6">+background-color: green;</text:p>
      <text:p text:style-name="P6">+color: white;</text:p>
      <text:p text:style-name="P6">+border: 3px solid gray;</text:p>
      <text:p text:style-name="P6">+ <text:s text:c="3"/>border-radius: 5px;</text:p>
      <text:p text:style-name="P6">+ <text:s text:c="3"/>padding: 26px;</text:p>
      <text:p text:style-name="P6">+ <text:s text:c="3"/>margin: 5px;</text:p>
      <text:p text:style-name="P6">+ <text:s text:c="3"/>font-size: 15px;</text:p>
      <text:p text:style-name="P6">+}</text:p>
      <text:p text:style-name="P6">+</text:p>
      <text:p text:style-name="P6">+</text:p>
      <text:p text:style-name="P6">+#calc{</text:p>
      <text:p text:style-name="P6">+width: 250px;</text:p>
      <text:p text:style-name="P6">+border: 5px solid red;</text:p>
      <text:p text:style-name="P6">+ <text:s text:c="3"/>border-radius: 3px;</text:p>
      <text:p text:style-name="P6">+ <text:s text:c="3"/>padding: 20px;</text:p>
      <text:p text:style-name="P6">+ <text:s text:c="3"/>margin: auto;</text:p>
      <text:p text:style-name="P6">+}</text:p>
      <text:p text:style-name="P6">+</text:p>
      <text:p text:style-name="P6">+&lt;/style&gt;</text:p>
      <text:p text:style-name="P6">+</text:p>
      <text:p text:style-name="P6">+&lt;/head&gt;</text:p>
      <text:p text:style-name="P6">+&lt;body&gt;</text:p>
      <text:p text:style-name="P6">+&lt;h1&gt; Calculator Program in JavaScript &lt;/h1&gt;</text:p>
      <text:p text:style-name="P6">+&lt;div class= "formstyle"&gt;</text:p>
      <text:p text:style-name="P6">+&lt;form name = "form1"&gt;</text:p>
      <text:p text:style-name="P6">+</text:p>
      <text:p text:style-name="P6">+ <text:s text:c="3"/>&lt;!-- This input box shows the button pressed by the user in calculator. --&gt;</text:p>
      <text:p text:style-name="P6">+ <text:s/>&lt;input id = "calc" type ="text" name = "answer"&gt; &lt;br&gt; &lt;br&gt;</text:p>
      <text:p text:style-name="P6">+ <text:s/>&lt;!-- Display the calculator button on the screen. --&gt;</text:p>
      <text:p text:style-name="P6">+ <text:s/>&lt;!-- onclick() function display the number prsses by the user. --&gt;</text:p>
      <text:p text:style-name="P6">+ <text:s/>&lt;input type = "button" value = "1" onclick = "form1.answer.value += '1' "&gt;</text:p>
      <text:p text:style-name="P6">+ <text:s/>&lt;input type = "button" value = "2" onclick = "form1.answer.value += '2' "&gt;</text:p>
      <text:p text:style-name="P6">+ <text:s/>&lt;input type = "button" value = "3" onclick = "form1.answer.value += '3' "&gt;</text:p>
      <text:p text:style-name="P6">+ <text:s text:c="2"/>&lt;input type = "button" value = "+" onclick = "form1.answer.value += '+' "&gt;</text:p>
      <text:p text:style-name="P6">+ <text:s/>&lt;br&gt; &lt;br&gt;</text:p>
      <text:p text:style-name="P6">+</text:p>
      <text:p text:style-name="P6">+ <text:s/>&lt;input type = "button" value = "4" onclick = "form1.answer.value += '4' "&gt;</text:p>
      <text:p text:style-name="P6">+ <text:s/>&lt;input type = "button" value = "5" onclick = "form1.answer.value += '5' "&gt;</text:p>
      <text:p text:style-name="P6">+ <text:s/>&lt;input type = "button" value = "6" onclick = "form1.answer.value += '6' "&gt;</text:p>
      <text:p text:style-name="P6">+ <text:s/>&lt;input type = "button" value = "-" onclick = "form1.answer.value += '-' "&gt;</text:p>
      <text:p text:style-name="P6">+ <text:s/>&lt;br&gt; &lt;br&gt;</text:p>
      <text:p text:style-name="P6">+</text:p>
      <text:p text:style-name="P6"><text:soft-page-break/>+ <text:s/>&lt;input type = "button" value = "7" onclick = "form1.answer.value += '7' "&gt;</text:p>
      <text:p text:style-name="P6">+ <text:s/>&lt;input type = "button" value = "8" onclick = "form1.answer.value += '8' "&gt;</text:p>
      <text:p text:style-name="P6">+ <text:s/>&lt;input type = "button" value = "9" onclick = "form1.answer.value += '9' "&gt;</text:p>
      <text:p text:style-name="P6">+ <text:s/>&lt;input type = "button" value = "*" onclick = "form1.answer.value += '*' "&gt;</text:p>
      <text:p text:style-name="P6">+ <text:s/>&lt;br&gt; &lt;br&gt;</text:p>
      <text:p text:style-name="P6">+</text:p>
      <text:p text:style-name="P6">+</text:p>
      <text:p text:style-name="P6">+ <text:s/>&lt;input type = "button" value = "/" onclick = "form1.answer.value += '/' "&gt;</text:p>
      <text:p text:style-name="P6">+ <text:s/>&lt;input type = "button" value = "0" onclick = "form1.answer.value += '0' "&gt;</text:p>
      <text:p text:style-name="P6">+ <text:s text:c="3"/>&lt;input type = "button" value = "." onclick = "form1.answer.value += '.' "&gt;</text:p>
      <text:p text:style-name="P6">+ <text:s text:c="3"/>&lt;!-- When we click on the '=' button, the onclick() shows the sum results on the calculator screen. --&gt;</text:p>
      <text:p text:style-name="P6">+ <text:s/>&lt;input type = "button" value = "=" onclick = "form1.answer.value = eval(form1.answer.value) "&gt;</text:p>
      <text:p text:style-name="P6">+ <text:s/>&lt;br&gt;</text:p>
      <text:p text:style-name="P6">+ <text:s/>&lt;!-- Display the Cancel button and erase all data entered by the user. --&gt;</text:p>
      <text:p text:style-name="P6">+ <text:s/>&lt;input type = "button" value = "Clear All" onclick = "form1.answer.value = ' ' " id= "clear" &gt;</text:p>
      <text:p text:style-name="P6">+ <text:s/>&lt;br&gt;</text:p>
      <text:p text:style-name="P6">+</text:p>
      <text:p text:style-name="P6">+&lt;/form&gt;</text:p>
      <text:p text:style-name="P6">+&lt;/div&gt;</text:p>
      <text:p text:style-name="P6">+&lt;/body&gt;</text:p>
      <text:p text:style-name="P6">+&lt;/html&gt;</text:p>
      <text:p text:style-name="P4">\ No newline at end of file</text:p>
      <text:p text:style-name="P3">diff --git a/coomited.odt b/coomited.odt</text:p>
      <text:p text:style-name="P3">new file mode 100644</text:p>
      <text:p text:style-name="P3">index 0000000..6824f26</text:p>
      <text:p text:style-name="P3">--- /dev/null</text:p>
      <text:p text:style-name="P3">+++ b/coomited.odt</text:p>
      <text:p text:style-name="P7">@@ -0,0 +1,3 @@</text:p>
      <text:p text:style-name="P1"><text:span text:style-name="T2">+</text:span><text:span text:style-name="T9">^M</text:span></text:p>
      <text:p text:style-name="P1"><text:span text:style-name="T2">+[-- Image: graphics1 --]</text:span><text:span text:style-name="T9">^M</text:span></text:p>
      <text:p text:style-name="P1"><text:span text:style-name="T2">+</text:span><text:span text:style-name="T9">^M</text:span></text:p>
      <text:p text:style-name="P3">diff --git a/gitscreenshot.odt b/gitscreenshot.odt</text:p>
      <text:p text:style-name="P3">new file mode 100644</text:p>
      <text:p text:style-name="P3">index 0000000..ea53b23</text:p>
      <text:p text:style-name="P3">--- /dev/null</text:p>
      <text:p text:style-name="P3">+++ b/gitscreenshot.odt</text:p>
      <text:p text:style-name="P7">@@ -0,0 +1,2 @@</text:p>
      <text:p text:style-name="P1"><text:span text:style-name="T2">+</text:span><text:span text:style-name="T9">^M</text:span></text:p>
      <text:p text:style-name="P1"><text:span text:style-name="T2">+</text:span><text:span text:style-name="T9">^M</text:span></text:p>
      <text:p text:style-name="P3">diff --git a/staging and commit.png b/staging and commit.png</text:p>
      <text:p text:style-name="P3">new file mode 100644</text:p>
      <text:p text:style-name="P3">index 0000000..dcc5fee</text:p>
      <text:p text:style-name="P4">Binary files /dev/null and b/staging and commit.png differ</text:p>
      <text:p text:style-name="P8">(END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 kumawat</meta:initial-creator>
    <meta:creation-date>2022-11-09T22:36:07.14</meta:creation-date>
    <meta:document-statistic meta:table-count="0" meta:image-count="0" meta:object-count="0" meta:page-count="3" meta:paragraph-count="176" meta:word-count="840" meta:character-count="5486"/>
    <dc:date>2022-11-09T22:36:57.51</dc:date>
    <dc:creator>vikas kumawat</dc:creator>
    <meta:editing-duration>PT50S</meta:editing-duration>
    <meta:editing-cycles>1</meta:editing-cycles>
    <meta:generator>OpenOffice/4.1.11$Win32 OpenOffice.org_project/4111m1$Build-9808</meta:generator>
  </office:meta>
</office:document-meta>
</file>